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Wayland</text:p>
          </table:table-cell>
          <table:covered-table-cell table:number-columns-repeated="5"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DevicePixelRatio</text:p>
          </table:table-cell>
          <table:table-cell office:value-type="string" calcext:value-type="string">
            <text:p>myDevicePixelR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ome 1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ome 2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sma 1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ma 125%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ma 150%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,5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Qscreen:devicepixelRatio</text:p>
          </table:table-cell>
          <table:table-cell table:style-name="Default"/>
          <table:table-cell table:style-name="ce4" office:value-type="string" calcext:value-type="string">
            <text:p>This property holds the screen's ratio between physical pixels and device-independent pixel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turns the ratio between physical pixels and device-independent pixels for the screen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Common values are 1.0 on normal displays and 2.0 on "retina" displays. Higher values are also possible.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Display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.00.0000</text:date>, <text:time style:data-style-name="N2" text:time-value="07:32:23.98894678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3:07:46.212912068</meta:creation-date>
    <dc:date>2023-12-10T07:32:35.714121106</dc:date>
    <meta:editing-duration>PT31M24S</meta:editing-duration>
    <meta:editing-cycles>17</meta:editing-cycles>
    <meta:generator>LibreOffice/7.6.3.1$Linux_X86_64 LibreOffice_project/60$Build-1</meta:generator>
    <meta:document-statistic meta:table-count="1" meta:cell-count="22" meta:object-count="0"/>
  </office:meta>
</office:document-meta>
</file>